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26e2a" officeooo:paragraph-rsid="00026e2a"/>
    </style:style>
    <style:style style:name="P2" style:family="paragraph" style:parent-style-name="Subtitle">
      <style:text-properties officeooo:rsid="00026e2a" officeooo:paragraph-rsid="00026e2a"/>
    </style:style>
    <style:style style:name="P3" style:family="paragraph" style:parent-style-name="Title">
      <style:text-properties officeooo:rsid="00026e2a" officeooo:paragraph-rsid="00026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lig 5 – Programmering 2</text:p>
      <text:p text:style-name="P2">Thomas Waaler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0:58:54.770000000</meta:creation-date>
    <dc:date>2022-04-11T10:59:32.855000000</dc:date>
    <meta:editing-duration>PT38S</meta:editing-duration>
    <meta:editing-cycles>1</meta:editing-cycles>
    <meta:document-statistic meta:table-count="0" meta:image-count="0" meta:object-count="0" meta:page-count="1" meta:paragraph-count="2" meta:word-count="6" meta:character-count="38" meta:non-whitespace-character-count="33"/>
    <meta:generator>LibreOffice/7.1.5.2$Windows_X86_64 LibreOffice_project/85f04e9f809797b8199d13c421bd8a2b025d52b5</meta:generator>
  </office:meta>
</office:document-meta>
</file>